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70000006C58A1D5D7467B775E.png" manifest:media-type="image/png"/>
  <manifest:file-entry manifest:full-path="Pictures/1000000000000136000000430EFCA23E39AFBD76.png" manifest:media-type="image/png"/>
  <manifest:file-entry manifest:full-path="Pictures/100000000000013900000068C644AD04BE2FDC4E.png" manifest:media-type="image/png"/>
  <manifest:file-entry manifest:full-path="Pictures/1000000000000133000000B702CBD8A7B7F1AD69.png" manifest:media-type="image/png"/>
  <manifest:file-entry manifest:full-path="Pictures/1000000000000135000000FD492FA1CE8BFC4C41.png" manifest:media-type="image/png"/>
  <manifest:file-entry manifest:full-path="Pictures/1000000000000135000000468CF7A7EAB249205C.png" manifest:media-type="image/png"/>
  <manifest:file-entry manifest:full-path="Pictures/10000000000001360000008B6B4A6B9444097468.png" manifest:media-type="image/png"/>
  <manifest:file-entry manifest:full-path="Pictures/100000000000013300000031151E9F3464C0DDFB.png" manifest:media-type="image/png"/>
  <manifest:file-entry manifest:full-path="Pictures/100000000000013500000093B8EA7A8A10EDD37B.png" manifest:media-type="image/png"/>
  <manifest:file-entry manifest:full-path="Pictures/1000000000000134000000A5180F748F4A58DD6F.png" manifest:media-type="image/png"/>
  <manifest:file-entry manifest:full-path="Pictures/10000000000001330000007BFFCEFED081965A0D.png" manifest:media-type="image/png"/>
  <manifest:file-entry manifest:full-path="Pictures/10000000000001330000004422BAF665CB92AF0E.png" manifest:media-type="image/png"/>
  <manifest:file-entry manifest:full-path="Pictures/1000000000000135000000670F171F3730FF5932.png" manifest:media-type="image/png"/>
  <manifest:file-entry manifest:full-path="Pictures/1000000000000134000000D37ED1FA7AA92CE409.png" manifest:media-type="image/png"/>
  <manifest:file-entry manifest:full-path="Pictures/10000000000001350000007EA888BB685AE9CE74.png" manifest:media-type="image/png"/>
  <manifest:file-entry manifest:full-path="Pictures/1000000000000136000000467DB35220D60B8EA9.png" manifest:media-type="image/png"/>
  <manifest:file-entry manifest:full-path="Pictures/100000000000013300000044A4E98DD37407E69C.png" manifest:media-type="image/png"/>
  <manifest:file-entry manifest:full-path="Pictures/100000000000013A0000007CC4948797312E54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Concave_20_short" draw:marker-end-width="0.254cm" draw:fill="none" draw:textarea-vertical-align="middle"/>
    </style:style>
    <style:style style:name="gr3" style:family="graphic" style:parent-style-name="objectwithoutfill">
      <style:graphic-properties svg:stroke-color="#000000" draw:marker-end="Concave_20_short" draw:marker-end-width="0.254cm" draw:fill="none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3.556cm" svg:height="1.905cm" svg:x="5.699cm" svg:y="8.302cm">
          <draw:image xlink:href="Pictures/1000000000000134000000A5180F748F4A58DD6F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3.556cm" svg:height="1.448cm" svg:x="1.571cm" svg:y="11.795cm">
          <draw:image xlink:href="Pictures/10000000000001350000007EA888BB685AE9CE74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3.556cm" svg:height="0.813cm" svg:x="8.62cm" svg:y="11.795cm">
          <draw:image xlink:href="Pictures/1000000000000135000000468CF7A7EAB249205C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87cm" svg:x="13.7cm" svg:y="8.302cm">
          <draw:image xlink:href="Pictures/10000000000001330000004422BAF665CB92AF0E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.556cm" svg:height="2.108cm" svg:x="8.239cm" svg:y="1.952cm">
          <draw:image xlink:href="Pictures/1000000000000133000000B702CBD8A7B7F1AD69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3.556cm" svg:height="1.422cm" svg:x="4.429cm" svg:y="5.127cm">
          <draw:image xlink:href="Pictures/10000000000001330000007BFFCEFED081965A0D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3.556cm" svg:height="1.194cm" svg:x="12.366cm" svg:y="5.203cm">
          <draw:image xlink:href="Pictures/1000000000000135000000670F171F3730FF5932.png" xlink:type="simple" xlink:show="embed" xlink:actuate="onLoad" draw:mime-type="image/png">
            <text:p/>
          </draw:image>
        </draw:frame>
        <draw:connector draw:style-name="gr2" draw:text-style-name="P2" draw:layer="layout" draw:line-skew="-0.102cm" svg:x1="10.017cm" svg:y1="4.06cm" svg:x2="6.207cm" svg:y2="5.127cm" draw:start-shape="id1" draw:start-glue-point="2" draw:end-shape="id2" draw:end-glue-point="0" svg:d="M10017 4060v432h-3810v635" svg:viewBox="0 0 3811 1068">
          <text:p/>
        </draw:connector>
        <draw:connector draw:style-name="gr2" draw:text-style-name="P2" draw:layer="layout" draw:line-skew="-0.14cm" svg:x1="10.017cm" svg:y1="4.06cm" svg:x2="14.144cm" svg:y2="5.203cm" draw:start-shape="id1" draw:start-glue-point="2" draw:end-shape="id3" draw:end-glue-point="0" svg:d="M10017 4060v432h4127v711" svg:viewBox="0 0 4128 1144">
          <text:p/>
        </draw:connector>
        <draw:connector draw:style-name="gr3" draw:text-style-name="P3" draw:layer="layout" svg:x1="7.477cm" svg:y1="10.207cm" svg:x2="3.349cm" svg:y2="11.795cm" draw:start-shape="id4" draw:start-glue-point="2" draw:end-shape="id5" draw:end-glue-point="0" svg:d="M7477 10207v794h-4128v794" svg:viewBox="0 0 4129 1589">
          <text:p/>
        </draw:connector>
        <draw:connector draw:style-name="gr3" draw:text-style-name="P3" draw:layer="layout" svg:x1="7.477cm" svg:y1="10.207cm" svg:x2="10.398cm" svg:y2="11.795cm" draw:start-shape="id4" draw:start-glue-point="2" draw:end-shape="id6" draw:end-glue-point="0" svg:d="M7477 10207v794h2921v794" svg:viewBox="0 0 2922 1589">
          <text:p/>
        </draw:connector>
        <draw:frame draw:style-name="gr1" draw:text-style-name="P1" xml:id="id7" draw:id="id7" draw:layer="layout" svg:width="3.556cm" svg:height="2.921cm" svg:x="6.016cm" svg:y="14.589cm">
          <draw:image xlink:href="Pictures/1000000000000135000000FD492FA1CE8BFC4C41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3.556cm" svg:height="2.438cm" svg:x="1.635cm" svg:y="18.882cm">
          <draw:image xlink:href="Pictures/1000000000000134000000D37ED1FA7AA92CE409.png" xlink:type="simple" xlink:show="embed" xlink:actuate="onLoad" draw:mime-type="image/png">
            <text:p/>
          </draw:image>
        </draw:frame>
        <draw:connector draw:style-name="gr3" draw:text-style-name="P3" draw:layer="layout" svg:x1="7.794cm" svg:y1="17.51cm" svg:x2="3.413cm" svg:y2="18.882cm" draw:start-shape="id7" draw:start-glue-point="2" draw:end-shape="id8" draw:end-glue-point="0" svg:d="M7794 17510v686h-4381v686" svg:viewBox="0 0 4382 1373">
          <text:p/>
        </draw:connector>
        <draw:connector draw:style-name="gr3" draw:text-style-name="P3" draw:layer="layout" svg:x1="7.794cm" svg:y1="17.51cm" svg:x2="11.604cm" svg:y2="18.945cm" draw:start-shape="id7" draw:start-glue-point="2" draw:end-shape="id9" draw:end-glue-point="0" svg:d="M7794 17510v718h3810v717" svg:viewBox="0 0 3811 1436">
          <text:p/>
        </draw:connector>
        <draw:frame draw:style-name="gr1" draw:text-style-name="P1" draw:layer="layout" svg:width="3.556cm" svg:height="0.813cm" svg:x="13.7cm" svg:y="14.652cm">
          <draw:image xlink:href="Pictures/1000000000000136000000467DB35220D60B8EA9.png" xlink:type="simple" xlink:show="embed" xlink:actuate="onLoad" draw:mime-type="image/png">
            <text:p/>
          </draw:image>
        </draw:frame>
        <draw:frame draw:style-name="gr1" draw:text-style-name="P1" xml:id="id9" draw:id="id9" draw:layer="layout" svg:width="3.556cm" svg:height="0.787cm" svg:x="9.826cm" svg:y="18.945cm">
          <draw:image xlink:href="Pictures/100000000000013300000044A4E98DD37407E69C.png" xlink:type="simple" xlink:show="embed" xlink:actuate="onLoad" draw:mime-type="image/png">
            <text:p/>
          </draw:image>
        </draw:frame>
        <draw:frame draw:style-name="gr1" draw:text-style-name="P1" xml:id="id10" draw:id="id10" draw:layer="layout" svg:width="3.556cm" svg:height="1.702cm" svg:x="6.08cm" svg:y="22.272cm">
          <draw:image xlink:href="Pictures/100000000000013500000093B8EA7A8A10EDD37B.png" xlink:type="simple" xlink:show="embed" xlink:actuate="onLoad" draw:mime-type="image/png">
            <text:p/>
          </draw:image>
        </draw:frame>
        <draw:frame draw:style-name="gr1" draw:text-style-name="P1" xml:id="id11" draw:id="id11" draw:layer="layout" svg:width="3.556cm" svg:height="1.397cm" svg:x="1.635cm" svg:y="25.13cm">
          <draw:image xlink:href="Pictures/100000000000013A0000007CC4948797312E548A.png" xlink:type="simple" xlink:show="embed" xlink:actuate="onLoad" draw:mime-type="image/png">
            <text:p/>
          </draw:image>
        </draw:frame>
        <draw:frame draw:style-name="gr1" draw:text-style-name="P1" xml:id="id12" draw:id="id12" draw:layer="layout" svg:width="3.556cm" svg:height="0.559cm" svg:x="10.144cm" svg:y="25.206cm">
          <draw:image xlink:href="Pictures/100000000000013300000031151E9F3464C0DDFB.png" xlink:type="simple" xlink:show="embed" xlink:actuate="onLoad" draw:mime-type="image/png">
            <text:p/>
          </draw:image>
        </draw:frame>
        <draw:connector draw:style-name="gr3" draw:text-style-name="P3" draw:layer="layout" svg:x1="7.858cm" svg:y1="23.974cm" svg:x2="3.413cm" svg:y2="25.13cm" draw:start-shape="id10" draw:start-glue-point="2" draw:end-shape="id11" draw:end-glue-point="0" svg:d="M7858 23974v578h-4445v578" svg:viewBox="0 0 4446 1157">
          <text:p/>
        </draw:connector>
        <draw:connector draw:style-name="gr3" draw:text-style-name="P3" draw:layer="layout" svg:x1="7.858cm" svg:y1="23.974cm" svg:x2="11.922cm" svg:y2="25.206cm" draw:start-shape="id10" draw:start-glue-point="2" draw:end-shape="id12" draw:end-glue-point="0" svg:d="M7858 23974v616h4064v616" svg:viewBox="0 0 4065 1233">
          <text:p/>
        </draw:connector>
        <draw:frame draw:style-name="gr1" draw:text-style-name="P1" xml:id="id13" draw:id="id13" draw:layer="layout" svg:width="3.556cm" svg:height="1.6cm" svg:x="4.746cm" svg:y="28.61cm">
          <draw:image xlink:href="Pictures/10000000000001360000008B6B4A6B9444097468.png" xlink:type="simple" xlink:show="embed" xlink:actuate="onLoad" draw:mime-type="image/png">
            <text:p/>
          </draw:image>
        </draw:frame>
        <draw:frame draw:style-name="gr1" draw:text-style-name="P1" xml:id="id14" draw:id="id14" draw:layer="layout" svg:width="3.556cm" svg:height="1.194cm" svg:x="4.746cm" svg:y="30.845cm">
          <draw:image xlink:href="Pictures/100000000000013900000068C644AD04BE2FDC4E.png" xlink:type="simple" xlink:show="embed" xlink:actuate="onLoad" draw:mime-type="image/png">
            <text:p/>
          </draw:image>
        </draw:frame>
        <draw:connector draw:style-name="gr3" draw:text-style-name="P3" draw:layer="layout" svg:x1="4.746cm" svg:y1="29.41cm" svg:x2="4.746cm" svg:y2="31.442cm" draw:start-shape="id13" draw:start-glue-point="3" draw:end-shape="id14" svg:d="M4746 29410h-500v2032h500" svg:viewBox="0 0 501 2033">
          <text:p/>
        </draw:connector>
        <draw:frame draw:style-name="gr1" draw:text-style-name="P1" xml:id="id15" draw:id="id15" draw:layer="layout" svg:width="3.556cm" svg:height="0.762cm" svg:x="4.746cm" svg:y="32.94cm">
          <draw:image xlink:href="Pictures/1000000000000136000000430EFCA23E39AFBD76.png" xlink:type="simple" xlink:show="embed" xlink:actuate="onLoad" draw:mime-type="image/png">
            <text:p/>
          </draw:image>
        </draw:frame>
        <draw:connector draw:style-name="gr3" draw:text-style-name="P3" draw:layer="layout" svg:x1="4.746cm" svg:y1="29.41cm" svg:x2="4.746cm" svg:y2="33.321cm" draw:start-shape="id13" draw:start-glue-point="3" draw:end-shape="id15" svg:d="M4746 29410h-500v3911h500" svg:viewBox="0 0 501 3912">
          <text:p/>
        </draw:connector>
        <draw:frame draw:style-name="gr1" draw:text-style-name="P1" draw:layer="layout" svg:width="3.556cm" svg:height="1.245cm" svg:x="11.731cm" svg:y="28.647cm">
          <draw:image xlink:href="Pictures/10000000000001370000006C58A1D5D7467B775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8T09:44:16.384896459</meta:creation-date>
    <dc:date>2021-05-08T11:34:09.888155890</dc:date>
    <meta:editing-duration>PT58M29S</meta:editing-duration>
    <meta:editing-cycles>3</meta:editing-cycles>
    <meta:generator>LibreOffice/7.1.2.2$Linux_X86_64 LibreOffice_project/10$Build-2</meta:generator>
    <meta:document-statistic meta:object-count="28"/>
  </office:meta>
</office:document-meta>
</file>